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5.293cm" style:rel-column-width="17029*"/>
    </style:style>
    <style:style style:name="Tableau1.B" style:family="table-column">
      <style:table-column-properties style:column-width="4.891cm" style:rel-column-width="15735*"/>
    </style:style>
    <style:style style:name="Tableau1.C" style:family="table-column">
      <style:table-column-properties style:column-width="5.219cm" style:rel-column-width="16790*"/>
    </style:style>
    <style:style style:name="Tableau1.D" style:family="table-column">
      <style:table-column-properties style:column-width="4.967cm" style:rel-column-width="15981*"/>
    </style:style>
    <style:style style:name="Tableau1.A1" style:family="table-cell">
      <style:table-cell-properties fo:background-color="#dddddd" fo:padding="0.097cm" fo:border-left="0.05pt solid #000000" fo:border-right="1.3pt solid #000000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dddddd" fo:padding="0.097cm" fo:border="0.05pt solid #000000">
        <style:background-image/>
      </style:table-cell-properties>
    </style:style>
    <style:style style:name="Tableau1.2" style:family="table-row">
      <style:table-row-properties style:min-row-height="5.607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b1cbc"/>
    </style:style>
    <style:style style:name="P2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6c8f7d"/>
    </style:style>
    <style:style style:name="P3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29380e" officeooo:paragraph-rsid="0074d51b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29380e" officeooo:paragraph-rsid="00786d05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29380e" officeooo:paragraph-rsid="007d9445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29380e" officeooo:paragraph-rsid="0084e177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29380e" officeooo:paragraph-rsid="0085d413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0pt" fo:language="fr" fo:country="FR" style:text-underline-style="none" fo:font-weight="normal" officeooo:rsid="0029380e" officeooo:paragraph-rsid="00882165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style:contextual-spacing="false">
        <style:tab-stops>
          <style:tab-stop style:position="0.591cm"/>
        </style:tab-stops>
      </style:paragraph-properties>
      <style:text-properties style:font-name="Calibri" fo:font-size="10pt" fo:language="fr" fo:country="FR" style:text-underline-style="none" fo:font-weight="normal" officeooo:rsid="0029380e" officeooo:paragraph-rsid="0099b0e9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751eba" officeooo:paragraph-rsid="00751eba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751eba" officeooo:paragraph-rsid="00786d05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" fo:font-size="10pt" fo:language="fr" fo:country="FR" style:text-underline-style="none" fo:font-weight="normal" officeooo:rsid="00751eba" officeooo:paragraph-rsid="007bdcf2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751eba" officeooo:paragraph-rsid="0084e177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fo:font-style="italic" style:text-underline-style="none" fo:font-weight="normal" officeooo:rsid="0078aa03" officeooo:paragraph-rsid="0078aa03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fo:font-style="italic" style:text-underline-style="none" fo:font-weight="normal" officeooo:rsid="007b6532" officeooo:paragraph-rsid="007b6532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Calibri" fo:font-size="16pt" fo:language="fr" fo:country="FR" style:text-underline-style="none" fo:font-weight="normal" officeooo:rsid="0029380e" officeooo:paragraph-rsid="00904563" style:font-size-asian="16pt" style:font-weight-asian="normal" style:font-size-complex="16pt" style:font-weight-complex="normal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Calibri" fo:font-size="16pt" fo:language="fr" fo:country="FR" style:text-underline-style="none" fo:font-weight="normal" officeooo:rsid="00944bfa" officeooo:paragraph-rsid="00944bfa" style:font-size-asian="16pt" style:font-weight-asian="normal" style:font-size-complex="16pt" style:font-weight-complex="normal"/>
    </style:style>
    <style:style style:name="P18" style:family="paragraph" style:parent-style-name="Text_20_body">
      <style:paragraph-properties fo:margin-top="0cm" fo:margin-bottom="0cm" style:contextual-spacing="false">
        <style:tab-stops>
          <style:tab-stop style:position="0.591cm"/>
        </style:tab-stops>
      </style:paragraph-properties>
      <style:text-properties style:font-name="Calibri" fo:font-size="16pt" fo:language="fr" fo:country="FR" style:text-underline-style="none" fo:font-weight="normal" officeooo:rsid="009a672e" officeooo:paragraph-rsid="009a672e" style:font-size-asian="16.7999992370605pt" style:font-weight-asian="normal" style:font-size-complex="19.2000007629395pt" style:font-weight-complex="normal"/>
    </style:style>
    <style:style style:name="P19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italic" style:text-underline-style="none" fo:font-weight="normal" officeooo:rsid="00613aea" officeooo:paragraph-rsid="0049b282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Text_20_body">
      <style:text-properties style:font-name="Calibri" fo:font-size="16pt" style:text-underline-style="none" fo:font-weight="bold" officeooo:rsid="0028939e" officeooo:paragraph-rsid="0041e98c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style:text-underline-style="solid" style:text-underline-width="auto" style:text-underline-color="font-color" officeooo:rsid="007d9445" officeooo:paragraph-rsid="007d9445" style:font-size-asian="10pt" style:font-size-complex="10pt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904563" officeooo:paragraph-rsid="00904563" style:font-size-asian="10pt" style:font-weight-asian="normal" style:font-size-complex="10pt" style:font-weight-complex="normal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9115df" officeooo:paragraph-rsid="009115df" style:font-size-asian="10pt" style:font-weight-asian="normal" style:font-size-complex="10pt" style:font-weight-complex="normal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72abc3" officeooo:paragraph-rsid="0072abc3" style:font-size-asian="10pt" style:font-weight-asian="normal" style:font-size-complex="10pt" style:font-weight-complex="normal"/>
    </style:style>
    <style:style style:name="P25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759ab2" officeooo:paragraph-rsid="00759ab2" style:font-size-asian="10pt" style:font-weight-asian="normal" style:font-size-complex="10pt" style:font-weight-complex="normal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6475ee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color="#3465a4" loext:opacity="100%" style:text-underline-style="solid" style:text-underline-width="auto" style:text-underline-color="font-color"/>
    </style:style>
    <style:style style:name="T7" style:family="text">
      <style:text-properties fo:color="#3465a4" loext:opacity="100%" style:text-underline-style="solid" style:text-underline-width="auto" style:text-underline-color="font-color" officeooo:rsid="00b37a15"/>
    </style:style>
    <style:style style:name="T8" style:family="text">
      <style:text-properties fo:color="#3465a4" loext:opacity="100%" style:text-underline-style="solid" style:text-underline-width="auto" style:text-underline-color="font-color" officeooo:rsid="008a076e"/>
    </style:style>
    <style:style style:name="T9" style:family="text">
      <style:text-properties fo:color="#3465a4" loext:opacity="100%" style:text-underline-style="solid" style:text-underline-width="auto" style:text-underline-color="font-color" officeooo:rsid="009c516d"/>
    </style:style>
    <style:style style:name="T10" style:family="text">
      <style:text-properties fo:color="#3465a4" loext:opacity="100%" style:font-name="Calibri" style:text-underline-style="solid" style:text-underline-width="auto" style:text-underline-color="font-color"/>
    </style:style>
    <style:style style:name="T11" style:family="text">
      <style:text-properties fo:color="#3465a4" loext:opacity="100%" fo:font-size="28pt" style:text-underline-style="solid" style:text-underline-width="auto" style:text-underline-color="font-color" fo:font-weight="bold" officeooo:rsid="009c516d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759ab2"/>
    </style:style>
    <style:style style:name="T15" style:family="text">
      <style:text-properties officeooo:rsid="0029380e"/>
    </style:style>
    <style:style style:name="T16" style:family="text">
      <style:text-properties officeooo:rsid="0079f635"/>
    </style:style>
    <style:style style:name="T17" style:family="text">
      <style:text-properties officeooo:rsid="007b6532"/>
    </style:style>
    <style:style style:name="T18" style:family="text">
      <style:text-properties officeooo:rsid="008abce6"/>
    </style:style>
    <style:style style:name="T19" style:family="text">
      <style:text-properties officeooo:rsid="00957786"/>
    </style:style>
    <style:style style:name="T20" style:family="text">
      <style:text-properties officeooo:rsid="0098f5b1"/>
    </style:style>
    <style:style style:name="T21" style:family="text">
      <style:text-properties officeooo:rsid="00954635"/>
    </style:style>
    <style:style style:name="T22" style:family="text">
      <style:text-properties officeooo:rsid="0096490a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Activité </text:span><text:span text:style-name="T11">2</text:span><text:span text:style-name="T10">: <text:s/></text:span><text:span text:style-name="T6">Que contient l'eau du robinet?</text:span></text:p>
      <text:p text:style-name="P19"/>
      <text:p text:style-name="P20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 text:c="5"/><text:span text:style-name="T7">Votre mission-travail à réaliser </text:span><text:span text:style-name="T6">:</text:span></text:p>
      <text:list xml:id="list252660937" text:style-name="L1">
        <text:list-item>
          <text:p text:style-name="P22">Rappeler la définition d'une dissolution.</text:p>
        </text:list-item>
      </text:list>
      <text:p text:style-name="P16">Lors d’une dissolution, la substance dissoute s’appelle le soluté. Le liquide dans lequel ce solide est dissout s’appelle le solvant. Le mélange homogène obtenu est appelé solution.</text:p>
      <text:list xml:id="list12404836978793" text:continue-numbering="true" text:style-name="L1">
        <text:list-item>
          <text:p text:style-name="P23">Rappeler ce qu'est un corps pur.</text:p>
        </text:list-item>
      </text:list>
      <text:p text:style-name="P17">Un corps pur est composé d'un<text:span text:style-name="T19">e unique substance </text:span><text:span text:style-name="T20">(un unique type de particule)</text:span>.</text:p>
      <text:list xml:id="list12404901447044" text:continue-numbering="true" text:style-name="L1">
        <text:list-item>
          <text:p text:style-name="P24"><text:span text:style-name="T14">À</text:span> l'aide de la <text:span text:style-name="T12">fiche méthode : démarche d'investigation,</text:span> rappeler les 5 étapes de la démarche d'investigation :</text:p>
        </text:list-item>
      </text:list>
      <text:p text:style-name="P3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3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12403032572161" text:continue-numbering="true" text:style-name="L1">
        <text:list-item>
          <text:p text:style-name="P25"><text:span text:style-name="T13">Réaliser</text:span> <text:span text:style-name="T18">une</text:span> démarche <text:span text:style-name="T18">d'investigation</text:span>.</text:p>
        </text:list-item>
      </text:list>
      <text:p text:style-name="P13">Étape <text:span text:style-name="T14">1 : ……….…………………………………………….……………………………………………………………………………………………………….………………………………………</text:span><text:span text:style-name="T15">.</text:span></text:p>
      <text:p text:style-name="P6">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4">Note toutes tes idées puis les idées de la classe <text:span text:style-name="T16">pour l’étape 2</text:span>.</text:p>
      <text:p text:style-name="P11">Étape <text:span text:style-name="T14">2</text:span> : …...…………………………………………….……………………………………………………………………………………………………….…………………………………………<text:span text:style-name="T15">..</text:span></text:p>
      <text:p text:style-name="P4">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5">Note ce que tu imagine en étape trois, puis ce sur quoi la classe s'est mise d'accord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3973131727728">
          <table:table-cell table:style-name="Tableau1.A1" table:number-columns-spanned="2" office:value-type="string">
            <text:p text:style-name="P12">Étape 3, <text:span text:style-name="T17">d'après toi </text:span>:</text:p>
          </table:table-cell>
          <table:covered-table-cell/>
          <table:table-cell table:style-name="Tableau1.C1" table:number-columns-spanned="2" office:value-type="string">
            <text:p text:style-name="P12">Étape 3, <text:span text:style-name="T17">d'après la classe</text:span>: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8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</table:table-cell>
          <table:table-cell table:style-name="Tableau1.B2" office:value-type="string">
            <text:p text:style-name="P21">schéma</text:p>
          </table:table-cell>
          <table:table-cell table:style-name="Tableau1.C2" office:value-type="string">
            <text:p text:style-name="P8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</table:table-cell>
          <table:table-cell table:style-name="Tableau1.D2" office:value-type="string">
            <text:p text:style-name="P21">schéma</text:p>
          </table:table-cell>
        </table:table-row>
      </table:table>
      <text:p text:style-name="P10">Étape 4 :</text:p>
      <text:p text:style-name="P5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5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5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7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7">………………………………………….……………………………………………………………………………………………………….………………………………….………………………………….</text:p>
      <text:p text:style-name="P10">Étape 5 :</text:p>
      <text:p text:style-name="P5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5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5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7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7">………………………………………….……………………………………………………………………………………………………….………………………………….………………………………….</text:p>
      <text:p text:style-name="P9"><text:span text:style-name="T21"><text:tab/>5) qu'est-ce qui expliq</text:span><text:span text:style-name="T22">u</text:span><text:span text:style-name="T21">e la différence de goût de l'eau entre les deux villes ?</text:span></text:p>
      <text:p text:style-name="P18">La composition de l'eau doit être différente entre les deux villes, ce qui doit expliquer pourquoi le goût de l'eau n'est pas le mêm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b1cbc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6475ee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5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1</text:page-number></text:span><text:span text:style-name="MT5">/</text:span><text:span text:style-name="MT5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16M5S</meta:editing-duration>
    <meta:editing-cycles>57</meta:editing-cycles>
    <meta:generator>LibreOffice/7.0.4.2$Linux_X86_64 LibreOffice_project/00$Build-2</meta:generator>
    <meta:creation-date>2021-02-11T10:59:54.903285377</meta:creation-date>
    <meta:initial-creator>J Cercy</meta:initial-creator>
    <dc:date>2021-03-26T01:23:58.815318034</dc:date>
    <dc:creator>J Cercy</dc:creator>
    <meta:document-statistic meta:table-count="1" meta:image-count="1" meta:object-count="0" meta:page-count="1" meta:paragraph-count="37" meta:word-count="203" meta:character-count="2853" meta:non-whitespace-character-count="2656"/>
  </office:meta>
</office:document-meta>
</file>